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222222" style:font-name="Roboto" fo:font-size="10.5pt" fo:letter-spacing="normal" fo:font-style="normal" fo:font-weight="normal"/>
    </style:style>
    <style:style style:name="P3" style:family="paragraph" style:parent-style-name="Heading_20_2">
      <style:paragraph-properties fo:margin-left="0in" fo:margin-right="0in" style:line-height-at-least="0.198in" fo:text-indent="0in" style:auto-text-indent="false"/>
      <style:text-properties fo:color="#333333" fo:font-size="15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222222" style:font-name="Roboto" fo:font-size="10.5pt" fo:letter-spacing="normal" fo:font-style="normal" fo:font-weight="normal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33b5e5" style:text-line-through-style="none" style:font-name="monospace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22222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0.5pt" fo:letter-spacing="normal" fo:font-style="normal" fo:font-weight="normal" fo:background-color="#0084d1"/>
    </style:style>
    <style:style style:name="T4" style:family="text">
      <style:text-properties fo:font-variant="normal" fo:text-transform="none" fo:color="#222222" style:text-line-through-style="none" style:font-name="monospace" fo:font-size="9.7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8000" style:font-name="Roboto" fo:font-size="10.5pt" fo:letter-spacing="normal" fo:font-style="normal" fo:font-weight="normal"/>
    </style:style>
    <style:style style:name="T6" style:family="text">
      <style:text-properties fo:font-variant="normal" fo:text-transform="none" fo:color="#006600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258aaf" style:text-line-through-style="none" style:font-name="monospace" fo:font-size="9.75pt" fo:letter-spacing="normal" fo:font-style="normal" style:text-underline-style="none" fo:font-weight="normal" style:text-blinking="false"/>
    </style:style>
    <style:style style:name="T8" style:family="text">
      <style:text-properties fo:background-color="#008080"/>
    </style:style>
    <style:style style:name="T9" style:family="text">
      <style:text-properties fo:color="#258aaf" style:text-line-through-style="none" style:font-name="monospace" fo:font-size="9.75pt" style:text-underline-style="none" style:text-blinking="false"/>
    </style:style>
    <style:style style:name="T10" style:family="text">
      <style:text-properties fo:color="#258aaf" style:text-line-through-style="none" style:text-underline-style="none" style:text-blinking="false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/></text:span></text:p>
      <text:p text:style-name="P1"><text:span text:style-name="Source_20_Text"><text:span text:style-name="T1">1.</text:span></text:span></text:p>
      <text:p text:style-name="P1"><text:span text:style-name="Source_20_Text"><text:span text:style-name="T1">ViewGroup</text:span></text:span><text:span text:style-name="Source_20_Text"><text:span text:style-name="T4"> </text:span></text:span><text:span text:style-name="T2">objects are invisible view containers that define how the child views are laid out, such as in a </text:span><text:span text:style-name="T2"><office:annotation><dc:creator>Jasper Li</dc:creator><dc:date>2014-02-02T18:12:29</dc:date><text:p text:style-name="P5"><text:span text:style-name="T11">Grid : surrond</text:span></text:p></office:annotation></text:span><text:span text:style-name="T5">grid</text:span><text:span text:style-name="T2"> or a </text:span><text:span text:style-name="T5">vertical</text:span><text:span text:style-name="T2"> </text:span><text:span text:style-name="T2"><office:annotation><dc:creator>Jasper Li</dc:creator><dc:date>2014-02-02T18:13:49</dc:date><text:p text:style-name="P5"><text:span text:style-name="T11">Vertical /ˈvɜːtɪkl;/</text:span></text:p><text:p text:style-name="P5"><text:span text:style-name="T11">垂直</text:span></text:p><text:p text:style-name="P5"><text:span text:style-name="T11">Horizontal </text:span><text:span text:style-name="T11">水平的。</text:span></text:p></office:annotation></text:span><text:span text:style-name="T2">list.</text:span></text:p>
      <text:p text:style-name="P2"/>
      <text:p text:style-name="P2">2.</text:p>
      <text:h text:style-name="P3" text:outline-level="2"><text:bookmark text:name="LinearLayout"/><text:span text:style-name="T2">Create a </text:span><text:span text:style-name="T2"><office:annotation><dc:creator>Jasper Li</dc:creator><dc:date>2014-02-02T20:35:06</dc:date><text:p text:style-name="P5"><text:span text:style-name="T11">Linear /'lɪnɪə/ </text:span></text:p><text:p text:style-name="P5"><text:span text:style-name="T11">Arranged in a straight line.</text:span></text:p></office:annotation></text:span><text:span text:style-name="T5">Linear</text:span><text:span text:style-name="T2"> Layout</text:span></text:h>
      <text:p text:style-name="P2"/>
      <text:p text:style-name="P2">3.</text:p>
      <text:p text:style-name="P1"><text:span text:style-name="T2">The BlankActivity </text:span><text:span text:style-name="T2"><office:annotation><dc:creator>Jasper Li</dc:creator><dc:date>2014-02-02T20:39:47</dc:date><text:p text:style-name="P5"><text:span text:style-name="T11">Template/'tɛmpleɪt,/</text:span></text:p><text:p text:style-name="P5"><text:span text:style-name="T11">A preset format for the source code.</text:span></text:p></office:annotation></text:span><text:span text:style-name="T3">template</text:span><text:span text:style-name="T2"> you chose when you created this project includes the </text:span><text:span text:style-name="Source_20_Text"><text:span text:style-name="T6">activity_main.xml</text:span></text:span><text:span text:style-name="T2"> file with a </text:span><text:span text:style-name="Source_20_Text"><text:span text:style-name="T7">RelativeLayout</text:span></text:span><text:span text:style-name="T2"> root view and a </text:span><text:span text:style-name="Source_20_Text"><text:span text:style-name="T7">TextView</text:span></text:span><text:span text:style-name="T2"> child view.</text:span></text:p>
      <text:p text:style-name="P2"/>
      <text:p text:style-name="P2">4.</text:p>
      <text:p text:style-name="P2">Using the plus sign is necessary only when specifying a new resource ID and not needed for <text:span text:style-name="T8">concrete</text:span><text:span text:style-name="T8"><office:annotation><dc:creator>Jasper Li</dc:creator><dc:date>2014-02-03T09:40:01</dc:date><text:p text:style-name="P5"><text:span text:style-name="T11">Concrete / 'kɒŋkri:t /</text:span></text:p><text:p text:style-name="P5"><text:span text:style-name="T11">(1)definate</text:span></text:p><text:p text:style-name="P5"><text:span text:style-name="T11">(2)existing in a physical form.</text:span></text:p><text:p text:style-name="P5"><text:span text:style-name="T11"/></text:p></office:annotation></text:span> resources such as strings or layouts. See the sidebox for more information about resource objects.</text:p>
      <text:p text:style-name="P2"/>
      <text:p text:style-name="P2">5.</text:p>
      <text:p text:style-name="P2">The <text:span text:style-name="Source_20_Text"><text:span text:style-name="T9">android:parentActivityName</text:span></text:span> attribute declares the name of this activity's parent activity within the app's logical hierarchy. The system uses this value to implement default <text:span text:style-name="T8">navigation</text:span><text:span text:style-name="T8"><office:annotation><dc:creator>Jasper Li</dc:creator><dc:date>2014-02-03T11:53:30</dc:date><text:p text:style-name="P6"><text:span text:style-name="T12">Navigation</text:span></text:p><text:p text:style-name="P6"><text:span text:style-name="T12">Plan and direct the route of a ship, aircraft etc.</text:span></text:p></office:annotation></text:span> behaviors, such as <text:span text:style-name="T10">Up navigation</text:span> on Android 4.1 (API level 16) and higher. You can provide the same navigation behaviors for older versions of Android by using the <text:span text:style-name="T10">Support Library</text:span> and adding the <text:span text:style-name="Source_20_Text"><text:span text:style-name="T9">&lt;meta-data&gt;</text:span></text:span> element as shown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02T08:57:18</meta:creation-date>
    <dc:date>2014-02-03T12:11:55</dc:date>
    <dc:creator>Jasper Li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0" meta:word-count="159" meta:character-count="946" meta:non-whitespace-character-count="803"/>
  </office:meta>
</office:document-meta>
</file>